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3ee" officeooo:paragraph-rsid="0004a3ee"/>
    </style:style>
    <style:style style:name="P2" style:family="paragraph" style:parent-style-name="Standard">
      <style:text-properties officeooo:rsid="0004a3ee" officeooo:paragraph-rsid="0004a3ee"/>
    </style:style>
    <style:style style:name="T1" style:family="text">
      <style:text-properties officeooo:rsid="00067800"/>
    </style:style>
    <style:style style:name="T2" style:family="text">
      <style:text-properties officeooo:rsid="0006fd21"/>
    </style:style>
    <style:style style:name="T3" style:family="text">
      <style:text-properties officeooo:rsid="0008fc9d"/>
    </style:style>
    <style:style style:name="T4" style:family="text">
      <style:text-properties officeooo:rsid="0011a1f7"/>
    </style:style>
    <style:style style:name="T5" style:family="text">
      <style:text-properties officeooo:rsid="0011de9b"/>
    </style:style>
    <style:style style:name="T6" style:family="text">
      <style:text-properties officeooo:rsid="00134f8b"/>
    </style:style>
    <style:style style:name="T7" style:family="text">
      <style:text-properties officeooo:rsid="00141701"/>
    </style:style>
    <style:style style:name="T8" style:family="text">
      <style:text-properties officeooo:rsid="001adfa8"/>
    </style:style>
    <style:style style:name="T9" style:family="text">
      <style:text-properties officeooo:rsid="001c39de"/>
    </style:style>
    <style:style style:name="T10" style:family="text">
      <style:text-properties officeooo:rsid="001e086c"/>
    </style:style>
    <style:style style:name="T11" style:family="text">
      <style:text-properties officeooo:rsid="00207698"/>
    </style:style>
    <style:style style:name="T12" style:family="text">
      <style:text-properties officeooo:rsid="00218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Для корректной работы API необходимо заполнять строки таким образом, чтобы совокупность колонок “Тип-название-размер” являлась уникальной для каждой позиции. Иначе остальные значения строки будут не просуммированы, а переписаны последним вхождением этого параметра. Помимо этого, пустые строки между заполненными не допускаются.</text:p>
      <text:p text:style-name="P1"><text:tab/>В целях улучшения производительности приложения количество считываемых из таблицы строк ограничено числом 3000. В случае необходимости расширения ограничения просьба обратиться в Digital Technologies.</text:p>
      <text:p text:style-name="P1"/>
      <text:p text:style-name="P1"><text:tab/>Допустимые операции: </text:p>
      <text:p text:style-name="P1">- Добавление строк</text:p>
      <text:p text:style-name="P1">- Удаление строк</text:p>
      <text:p text:style-name="P1">- Изменение значений следующих колонок: “Артикль”, “Закупочная цена”, “Отпускная цена”, “Количество”, “Последнее изменение”, “Фото”</text:p>
      <text:p text:style-name="P1"/>
      <text:p text:style-name="P1"><text:tab/>В случае замены значений в других колонках позиция считается удалённой, и добавляется новая позиция.</text:p>
      <text:p text:style-name="P1"/>
      <text:p text:style-name="P1"><text:tab/>Названия колонок (изменять нельзя, менять порядок и добавлять сторонние можно, регистр не важен), которые обрабатываются программой, и их содержимое:</text:p>
      <text:p text:style-name="P1">- Тип (текст) <text:s/>***обязательная***</text:p>
      <text:p text:style-name="P1">- Название (текст) ***обязательная***</text:p>
      <text:p text:style-name="P1">- Артикль (текст)</text:p>
      <text:p text:style-name="P1">- Размер (значение по европейской сетке ИЛИ значение по нумерической сетке ИЛИ одно из следующих значений: One Size, 1, none – для безразмерных вещей) ***обязательная***</text:p>
      <text:p text:style-name="P1">- Количество (целое число)</text:p>
      <text:p text:style-name="P1">- Закупочная цена (число)</text:p>
      <text:p text:style-name="P1">- Отпускная цена (число)</text:p>
      <text:p text:style-name="P1"><text:tab/>Если хотя бы одна обязательная колонка не заполнена или не существует, строка не вносится в учёт.</text:p>
      <text:p text:style-name="P1"><text:tab/>В случае неправильного заполнения ячеек программа может работать некорректно.</text:p>
      <text:p text:style-name="P1"/>
      <text:p text:style-name="P1"><text:tab/>Правила хранения фотографий в сервисе: </text:p>
      <text:p text:style-name="P1">- Иерархия: &lt;bucket_name&gt; / <text:s/>&lt;Тип одежды&gt; / <text:s/>&lt;Название позиции&gt;</text:p>
      <text:p text:style-name="P1">- Формат фотографий: .jpg (в случае необходимости смены формата или добавления нового просим обратиться в Digital Technologies)</text:p>
      <text:p text:style-name="P1"/>
      <text:p text:style-name="P1"><text:tab/>Если иерархия хранения файлов не соблюдается, названия папок и файлов не соответствуют указаным в таблице Google Sheets или формат фотографий неверный, то они игнорируются программой и не загружаются в базу да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5:16:00.325129009</meta:creation-date>
    <dc:date>2023-08-25T14:18:48.641747588</dc:date>
    <meta:editing-duration>PT2H45M41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51" meta:character-count="1920" meta:non-whitespace-character-count="1675"/>
  </office:meta>
</office:document-meta>
</file>